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fo:min-height="2.15cm" fo:min-width="5.9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4.55cm" fo:min-width="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63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9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2.15cm" fo:min-width="5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cm"/>
    </style:style>
    <style:style style:name="gr15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6.4cm" svg:height="2.4cm" svg:x="5.3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4.8cm" svg:x="10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493cm" svg:height="0.645cm" svg:x="13.535cm" svg:y="10.5cm">
          <draw:text-box>
            <text:p><text:span text:style-name="T1">openvpn-server</text:span></text:p>
          </draw:text-box>
        </draw:frame>
        <draw:frame draw:style-name="gr3" draw:text-style-name="P2" draw:layer="layout" svg:width="3.369cm" svg:height="0.645cm" svg:x="7.631cm" svg:y="16.2cm">
          <draw:text-box>
            <text:p><text:span text:style-name="T1">openvpn-client1</text:span></text:p>
          </draw:text-box>
        </draw:frame>
        <draw:frame draw:style-name="gr4" draw:text-style-name="P4" draw:layer="layout" svg:width="2.3cm" svg:height="1.199cm" svg:x="9.2cm" svg:y="14.715cm">
          <draw:text-box>
            <text:p text:style-name="P3"><text:span text:style-name="T2">eth1</text:span><text:span text:style-name="T2"><text:line-break/></text:span><text:span text:style-name="T2">10.0.0.10</text:span></text:p>
          </draw:text-box>
        </draw:frame>
        <draw:frame draw:style-name="gr5" draw:text-style-name="P5" draw:layer="layout" svg:width="2.4cm" svg:height="1.199cm" svg:x="10.9cm" svg:y="10.324cm">
          <draw:text-box>
            <text:p><text:span text:style-name="T2">eth1</text:span></text:p>
            <text:p><text:span text:style-name="T2">10.0.0.1</text:span></text:p>
          </draw:text-box>
        </draw:frame>
        <draw:frame draw:style-name="gr6" draw:text-style-name="P5" draw:layer="layout" svg:width="4.663cm" svg:height="0.725cm" svg:x="12.95cm" svg:y="7cm">
          <draw:text-box>
            <text:p><text:span text:style-name="T2">eth3 ip:5001 (bridge)</text:span></text:p>
          </draw:text-box>
        </draw:frame>
        <draw:frame draw:style-name="gr5" draw:text-style-name="P4" draw:layer="layout" svg:width="2.121cm" svg:height="1.199cm" svg:x="17.2cm" svg:y="10.324cm">
          <draw:text-box>
            <text:p text:style-name="P3"><text:span text:style-name="T2">eth2</text:span></text:p>
            <text:p text:style-name="P3"><text:span text:style-name="T2">20.0.0.1</text:span></text:p>
          </draw:text-box>
        </draw:frame>
        <draw:line draw:style-name="gr7" draw:text-style-name="P6" draw:layer="layout" svg:x1="11.314cm" svg:y1="11.599cm" svg:x2="11.314cm" svg:y2="14.599cm">
          <text:p/>
        </draw:line>
        <draw:line draw:style-name="gr7" draw:text-style-name="P6" draw:layer="layout" svg:x1="15cm" svg:y1="3.6cm" svg:x2="15cm" svg:y2="6.8cm">
          <text:p/>
        </draw:line>
        <draw:frame draw:style-name="gr8" draw:text-style-name="P5" draw:layer="layout" svg:width="2.636cm" svg:height="0.725cm" svg:x="11.364cm" svg:y="12.975cm">
          <draw:text-box>
            <text:p><text:span text:style-name="T2">10.0.0.0/24</text:span></text:p>
          </draw:text-box>
        </draw:frame>
        <draw:frame draw:style-name="gr9" draw:text-style-name="P5" draw:layer="layout" svg:width="1.369cm" svg:height="0.725cm" svg:x="15.031cm" svg:y="4.9cm">
          <draw:text-box>
            <text:p><text:span text:style-name="T2">хост</text:span></text:p>
          </draw:text-box>
        </draw:frame>
        <draw:custom-shape draw:style-name="gr10" draw:text-style-name="P1" draw:layer="layout" svg:width="5.9cm" svg:height="2.4cm" svg:x="18.5cm" svg:y="14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69cm" svg:height="0.645cm" svg:x="19.231cm" svg:y="16.2cm">
          <draw:text-box>
            <text:p><text:span text:style-name="T1">openvpn-client2</text:span></text:p>
          </draw:text-box>
        </draw:frame>
        <draw:frame draw:style-name="gr11" draw:text-style-name="P5" draw:layer="layout" svg:width="2.429cm" svg:height="1.199cm" svg:x="18.671cm" svg:y="14.715cm">
          <draw:text-box>
            <text:p><text:span text:style-name="T2">eth1</text:span><text:span text:style-name="T2"><text:line-break/></text:span><text:span text:style-name="T2">20.0.0.10</text:span></text:p>
          </draw:text-box>
        </draw:frame>
        <draw:line draw:style-name="gr7" draw:text-style-name="P6" draw:layer="layout" svg:x1="18.95cm" svg:y1="11.599cm" svg:x2="18.95cm" svg:y2="14.601cm">
          <text:p/>
        </draw:line>
        <draw:frame draw:style-name="gr8" draw:text-style-name="P5" draw:layer="layout" svg:width="2.636cm" svg:height="0.725cm" svg:x="16.264cm" svg:y="12.875cm">
          <draw:text-box>
            <text:p><text:span text:style-name="T2">20.0.0.0/24</text:span></text:p>
          </draw:text-box>
        </draw:frame>
        <draw:frame draw:style-name="gr12" draw:text-style-name="P7" draw:layer="layout" svg:width="13.583cm" svg:height="0.962cm" svg:x="1.2cm" svg:y="1.538cm">
          <draw:text-box>
            <text:p>логическая схема коммутации интерфейсов</text:p>
          </draw:text-box>
        </draw:frame>
        <draw:frame draw:style-name="gr13" draw:text-style-name="P5" draw:layer="layout" svg:width="3.702cm" svg:height="0.725cm" svg:x="13.43cm" svg:y="8.7cm">
          <draw:text-box>
            <text:p><text:span text:style-name="T2">tap0 10.10.150.1</text:span></text:p>
          </draw:text-box>
        </draw:frame>
        <draw:frame draw:style-name="gr11" draw:text-style-name="P5" draw:layer="layout" svg:width="2.991cm" svg:height="1.199cm" svg:x="5.371cm" svg:y="14.715cm">
          <draw:text-box>
            <text:p><text:span text:style-name="T2">tap0</text:span><text:span text:style-name="T2"><text:line-break/></text:span><text:span text:style-name="T2">10.10.150.10</text:span></text:p>
          </draw:text-box>
        </draw:frame>
        <draw:frame draw:style-name="gr14" draw:text-style-name="P4" draw:layer="layout" svg:width="2.991cm" svg:height="1.199cm" svg:x="21.283cm" svg:y="14.715cm">
          <draw:text-box>
            <text:p text:style-name="P3"><text:span text:style-name="T2">tap0</text:span><text:span text:style-name="T2"><text:line-break/></text:span><text:span text:style-name="T2">10.10.150.20</text:span></text:p>
          </draw:text-box>
        </draw:frame>
        <draw:line draw:style-name="gr15" draw:text-style-name="P6" draw:layer="layout" svg:x1="5.9cm" svg:y1="9.2cm" svg:x2="5.9cm" svg:y2="14.6cm">
          <text:p/>
        </draw:line>
        <draw:line draw:style-name="gr15" draw:text-style-name="P6" draw:layer="layout" svg:x1="5.9cm" svg:y1="9.17cm" svg:x2="10.8cm" svg:y2="9.199cm">
          <text:p/>
        </draw:line>
        <draw:line draw:style-name="gr15" draw:text-style-name="P6" draw:layer="layout" svg:x1="23.7cm" svg:y1="9.2cm" svg:x2="23.7cm" svg:y2="14.6cm">
          <text:p/>
        </draw:line>
        <draw:line draw:style-name="gr15" draw:text-style-name="P6" draw:layer="layout" svg:x1="23.7cm" svg:y1="9.166cm" svg:x2="19.3cm" svg:y2="9.166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2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37:03.176128806</meta:creation-date>
    <dc:date>2019-07-05T19:48:49.371914226</dc:date>
    <meta:editing-duration>PT11H47M2S</meta:editing-duration>
    <meta:editing-cycles>34</meta:editing-cycles>
    <meta:generator>LibreOffice/6.2.4.2.0$Linux_X86_64 LibreOffice_project/20$Build-2</meta:generator>
    <meta:document-statistic meta:object-count="43"/>
  </office:meta>
</office:document-meta>
</file>